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Mass [MeV/c^2]</text:p>
          </table:table-cell>
          <table:table-cell table:number-columns-repeated="2"/>
          <table:table-cell>
            <draw:frame table:end-cell-address="Sheet1.L30" table:end-x="0.6339in" table:end-y="0.1252in" draw:z-index="0" draw:style-name="gr1" svg:width="6.8953in" svg:height="5.1157in" svg:x="0.8508in" svg:y="0.1457in">
              <draw:object draw:notify-on-update-of-ranges="Sheet1.A5:Sheet1.A54 Sheet1.B4:Sheet1.B4 Sheet1.B5:Sheet1.B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0.511">
            <text:p>0.51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nergy [keV]</text:p>
          </table:table-cell>
          <table:table-cell office:value-type="string">
            <text:p>Beta</text:p>
          </table:table-cell>
          <table:table-cell office:value-type="string">
            <text:p>gamma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SQRT(1-1/([.A5]/1000/[.$A$2]+1)^2)" office:value-type="float" office:value="0.194985414191175">
            <text:p>0.1949854142</text:p>
          </table:table-cell>
          <table:table-cell table:formula="of:=1/SQRT(1-[.B5]^2)" office:value-type="float" office:value="1.01956947162427">
            <text:p>1.019569471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SQRT(1-1/([.A6]/1000/[.$A$2]+1)^2)" office:value-type="float" office:value="0.271865648702351">
            <text:p>0.2718656487</text:p>
          </table:table-cell>
          <table:table-cell table:formula="of:=1/SQRT(1-[.B6]^2)" office:value-type="float" office:value="1.03913894324853">
            <text:p>1.039138943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SQRT(1-1/([.A7]/1000/[.$A$2]+1)^2)" office:value-type="float" office:value="0.328375866783031">
            <text:p>0.3283758668</text:p>
          </table:table-cell>
          <table:table-cell table:formula="of:=1/SQRT(1-[.B7]^2)" office:value-type="float" office:value="1.0587084148728">
            <text:p>1.058708414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SQRT(1-1/([.A8]/1000/[.$A$2]+1)^2)" office:value-type="float" office:value="0.374059470867172">
            <text:p>0.3740594709</text:p>
          </table:table-cell>
          <table:table-cell table:formula="of:=1/SQRT(1-[.B8]^2)" office:value-type="float" office:value="1.07827788649706">
            <text:p>1.078277886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SQRT(1-1/([.A9]/1000/[.$A$2]+1)^2)" office:value-type="float" office:value="0.412685807586104">
            <text:p>0.4126858076</text:p>
          </table:table-cell>
          <table:table-cell table:formula="of:=1/SQRT(1-[.B9]^2)" office:value-type="float" office:value="1.09784735812133">
            <text:p>1.097847358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SQRT(1-1/([.A10]/1000/[.$A$2]+1)^2)" office:value-type="float" office:value="0.446224228488717">
            <text:p>0.4462242285</text:p>
          </table:table-cell>
          <table:table-cell table:formula="of:=1/SQRT(1-[.B10]^2)" office:value-type="float" office:value="1.1174168297456">
            <text:p>1.117416829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SQRT(1-1/([.A11]/1000/[.$A$2]+1)^2)" office:value-type="float" office:value="0.475865485738109">
            <text:p>0.4758654857</text:p>
          </table:table-cell>
          <table:table-cell table:formula="of:=1/SQRT(1-[.B11]^2)" office:value-type="float" office:value="1.13698630136986">
            <text:p>1.136986301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SQRT(1-1/([.A12]/1000/[.$A$2]+1)^2)" office:value-type="float" office:value="0.502398472010711">
            <text:p>0.502398472</text:p>
          </table:table-cell>
          <table:table-cell table:formula="of:=1/SQRT(1-[.B12]^2)" office:value-type="float" office:value="1.15655577299413">
            <text:p>1.156555773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SQRT(1-1/([.A13]/1000/[.$A$2]+1)^2)" office:value-type="float" office:value="0.526379753469447">
            <text:p>0.5263797535</text:p>
          </table:table-cell>
          <table:table-cell table:formula="of:=1/SQRT(1-[.B13]^2)" office:value-type="float" office:value="1.1761252446184">
            <text:p>1.176125244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SQRT(1-1/([.A14]/1000/[.$A$2]+1)^2)" office:value-type="float" office:value="0.548220432878698">
            <text:p>0.5482204329</text:p>
          </table:table-cell>
          <table:table-cell table:formula="of:=1/SQRT(1-[.B14]^2)" office:value-type="float" office:value="1.19569471624266">
            <text:p>1.195694716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SQRT(1-1/([.A15]/1000/[.$A$2]+1)^2)" office:value-type="float" office:value="0.568234968050738">
            <text:p>0.5682349681</text:p>
          </table:table-cell>
          <table:table-cell table:formula="of:=1/SQRT(1-[.B15]^2)" office:value-type="float" office:value="1.21526418786693">
            <text:p>1.215264187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SQRT(1-1/([.A16]/1000/[.$A$2]+1)^2)" office:value-type="float" office:value="0.586670587710928">
            <text:p>0.5866705877</text:p>
          </table:table-cell>
          <table:table-cell table:formula="of:=1/SQRT(1-[.B16]^2)" office:value-type="float" office:value="1.23483365949119">
            <text:p>1.2348336595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SQRT(1-1/([.A17]/1000/[.$A$2]+1)^2)" office:value-type="float" office:value="0.603726009232965">
            <text:p>0.6037260092</text:p>
          </table:table-cell>
          <table:table-cell table:formula="of:=1/SQRT(1-[.B17]^2)" office:value-type="float" office:value="1.25440313111546">
            <text:p>1.2544031311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SQRT(1-1/([.A18]/1000/[.$A$2]+1)^2)" office:value-type="float" office:value="0.619563883479051">
            <text:p>0.6195638835</text:p>
          </table:table-cell>
          <table:table-cell table:formula="of:=1/SQRT(1-[.B18]^2)" office:value-type="float" office:value="1.27397260273973">
            <text:p>1.273972602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SQRT(1-1/([.A19]/1000/[.$A$2]+1)^2)" office:value-type="float" office:value="0.634319373471608">
            <text:p>0.6343193735</text:p>
          </table:table-cell>
          <table:table-cell table:formula="of:=1/SQRT(1-[.B19]^2)" office:value-type="float" office:value="1.29354207436399">
            <text:p>1.2935420744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SQRT(1-1/([.A20]/1000/[.$A$2]+1)^2)" office:value-type="float" office:value="0.648106249772966">
            <text:p>0.6481062498</text:p>
          </table:table-cell>
          <table:table-cell table:formula="of:=1/SQRT(1-[.B20]^2)" office:value-type="float" office:value="1.31311154598826">
            <text:p>1.313111546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SQRT(1-1/([.A21]/1000/[.$A$2]+1)^2)" office:value-type="float" office:value="0.661021334329956">
            <text:p>0.6610213343</text:p>
          </table:table-cell>
          <table:table-cell table:formula="of:=1/SQRT(1-[.B21]^2)" office:value-type="float" office:value="1.33268101761252">
            <text:p>1.3326810176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SQRT(1-1/([.A22]/1000/[.$A$2]+1)^2)" office:value-type="float" office:value="0.673147812792393">
            <text:p>0.6731478128</text:p>
          </table:table-cell>
          <table:table-cell table:formula="of:=1/SQRT(1-[.B22]^2)" office:value-type="float" office:value="1.35225048923679">
            <text:p>1.352250489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SQRT(1-1/([.A23]/1000/[.$A$2]+1)^2)" office:value-type="float" office:value="0.684557751383336">
            <text:p>0.6845577514</text:p>
          </table:table-cell>
          <table:table-cell table:formula="of:=1/SQRT(1-[.B23]^2)" office:value-type="float" office:value="1.37181996086106">
            <text:p>1.371819960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SQRT(1-1/([.A24]/1000/[.$A$2]+1)^2)" office:value-type="float" office:value="0.695314041873883">
            <text:p>0.6953140419</text:p>
          </table:table-cell>
          <table:table-cell table:formula="of:=1/SQRT(1-[.B24]^2)" office:value-type="float" office:value="1.39138943248532">
            <text:p>1.3913894325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SQRT(1-1/([.A25]/1000/[.$A$2]+1)^2)" office:value-type="float" office:value="0.705471927168347">
            <text:p>0.7054719272</text:p>
          </table:table-cell>
          <table:table-cell table:formula="of:=1/SQRT(1-[.B25]^2)" office:value-type="float" office:value="1.41095890410959">
            <text:p>1.4109589041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SQRT(1-1/([.A26]/1000/[.$A$2]+1)^2)" office:value-type="float" office:value="0.715080213886441">
            <text:p>0.7150802139</text:p>
          </table:table-cell>
          <table:table-cell table:formula="of:=1/SQRT(1-[.B26]^2)" office:value-type="float" office:value="1.43052837573386">
            <text:p>1.4305283757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SQRT(1-1/([.A27]/1000/[.$A$2]+1)^2)" office:value-type="float" office:value="0.724182247646712">
            <text:p>0.7241822476</text:p>
          </table:table-cell>
          <table:table-cell table:formula="of:=1/SQRT(1-[.B27]^2)" office:value-type="float" office:value="1.45009784735812">
            <text:p>1.4500978474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SQRT(1-1/([.A28]/1000/[.$A$2]+1)^2)" office:value-type="float" office:value="0.732816705890394">
            <text:p>0.7328167059</text:p>
          </table:table-cell>
          <table:table-cell table:formula="of:=1/SQRT(1-[.B28]^2)" office:value-type="float" office:value="1.46966731898239">
            <text:p>1.469667319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SQRT(1-1/([.A29]/1000/[.$A$2]+1)^2)" office:value-type="float" office:value="0.741018248613492">
            <text:p>0.7410182486</text:p>
          </table:table-cell>
          <table:table-cell table:formula="of:=1/SQRT(1-[.B29]^2)" office:value-type="float" office:value="1.48923679060665">
            <text:p>1.4892367906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SQRT(1-1/([.A30]/1000/[.$A$2]+1)^2)" office:value-type="float" office:value="0.748818057157937">
            <text:p>0.7488180572</text:p>
          </table:table-cell>
          <table:table-cell table:formula="of:=1/SQRT(1-[.B30]^2)" office:value-type="float" office:value="1.50880626223092">
            <text:p>1.5088062622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SQRT(1-1/([.A31]/1000/[.$A$2]+1)^2)" office:value-type="float" office:value="0.756244283881673">
            <text:p>0.7562442839</text:p>
          </table:table-cell>
          <table:table-cell table:formula="of:=1/SQRT(1-[.B31]^2)" office:value-type="float" office:value="1.52837573385519">
            <text:p>1.5283757339</text:p>
          </table:table-cell>
          <table:table-cell/>
          <table:table-cell>
            <draw:frame table:end-cell-address="Sheet1.L60" table:end-x="0.7307in" table:end-y="0.0528in" draw:z-index="1" draw:style-name="gr1" svg:width="6.8953in" svg:height="5.1157in" svg:x="0.0587in" svg:y="0.0732in">
              <draw:object draw:notify-on-update-of-ranges="Sheet1.A5:Sheet1.A54 Sheet1.C4:Sheet1.C4 Sheet1.C5:Sheet1.C5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f:=SQRT(1-1/([.A32]/1000/[.$A$2]+1)^2)" office:value-type="float" office:value="0.763322430189303">
            <text:p>0.7633224302</text:p>
          </table:table-cell>
          <table:table-cell table:formula="of:=1/SQRT(1-[.B32]^2)" office:value-type="float" office:value="1.54794520547945">
            <text:p>1.5479452055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SQRT(1-1/([.A33]/1000/[.$A$2]+1)^2)" office:value-type="float" office:value="0.770075666464968">
            <text:p>0.7700756665</text:p>
          </table:table-cell>
          <table:table-cell table:formula="of:=1/SQRT(1-[.B33]^2)" office:value-type="float" office:value="1.56751467710372">
            <text:p>1.567514677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SQRT(1-1/([.A34]/1000/[.$A$2]+1)^2)" office:value-type="float" office:value="0.776525104504749">
            <text:p>0.7765251045</text:p>
          </table:table-cell>
          <table:table-cell table:formula="of:=1/SQRT(1-[.B34]^2)" office:value-type="float" office:value="1.58708414872798">
            <text:p>1.5870841487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SQRT(1-1/([.A35]/1000/[.$A$2]+1)^2)" office:value-type="float" office:value="0.782690030820382">
            <text:p>0.7826900308</text:p>
          </table:table-cell>
          <table:table-cell table:formula="of:=1/SQRT(1-[.B35]^2)" office:value-type="float" office:value="1.60665362035225">
            <text:p>1.6066536204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SQRT(1-1/([.A36]/1000/[.$A$2]+1)^2)" office:value-type="float" office:value="0.78858810748582">
            <text:p>0.7885881075</text:p>
          </table:table-cell>
          <table:table-cell table:formula="of:=1/SQRT(1-[.B36]^2)" office:value-type="float" office:value="1.62622309197652">
            <text:p>1.626223092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SQRT(1-1/([.A37]/1000/[.$A$2]+1)^2)" office:value-type="float" office:value="0.794235545886548">
            <text:p>0.7942355459</text:p>
          </table:table-cell>
          <table:table-cell table:formula="of:=1/SQRT(1-[.B37]^2)" office:value-type="float" office:value="1.64579256360078">
            <text:p>1.6457925636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SQRT(1-1/([.A38]/1000/[.$A$2]+1)^2)" office:value-type="float" office:value="0.799647257710353">
            <text:p>0.7996472577</text:p>
          </table:table-cell>
          <table:table-cell table:formula="of:=1/SQRT(1-[.B38]^2)" office:value-type="float" office:value="1.66536203522505">
            <text:p>1.665362035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SQRT(1-1/([.A39]/1000/[.$A$2]+1)^2)" office:value-type="float" office:value="0.804836986716396">
            <text:p>0.8048369867</text:p>
          </table:table-cell>
          <table:table-cell table:formula="of:=1/SQRT(1-[.B39]^2)" office:value-type="float" office:value="1.68493150684932">
            <text:p>1.6849315068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SQRT(1-1/([.A40]/1000/[.$A$2]+1)^2)" office:value-type="float" office:value="0.80981742418474">
            <text:p>0.8098174242</text:p>
          </table:table-cell>
          <table:table-cell table:formula="of:=1/SQRT(1-[.B40]^2)" office:value-type="float" office:value="1.70450097847358">
            <text:p>1.7045009785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SQRT(1-1/([.A41]/1000/[.$A$2]+1)^2)" office:value-type="float" office:value="0.81460031044246">
            <text:p>0.8146003104</text:p>
          </table:table-cell>
          <table:table-cell table:formula="of:=1/SQRT(1-[.B41]^2)" office:value-type="float" office:value="1.72407045009785">
            <text:p>1.7240704501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SQRT(1-1/([.A42]/1000/[.$A$2]+1)^2)" office:value-type="float" office:value="0.819196524455991">
            <text:p>0.8191965245</text:p>
          </table:table-cell>
          <table:table-cell table:formula="of:=1/SQRT(1-[.B42]^2)" office:value-type="float" office:value="1.74363992172211">
            <text:p>1.7436399217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SQRT(1-1/([.A43]/1000/[.$A$2]+1)^2)" office:value-type="float" office:value="0.823616163150965">
            <text:p>0.8236161632</text:p>
          </table:table-cell>
          <table:table-cell table:formula="of:=1/SQRT(1-[.B43]^2)" office:value-type="float" office:value="1.76320939334638">
            <text:p>1.7632093933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SQRT(1-1/([.A44]/1000/[.$A$2]+1)^2)" office:value-type="float" office:value="0.827868611853559">
            <text:p>0.8278686119</text:p>
          </table:table-cell>
          <table:table-cell table:formula="of:=1/SQRT(1-[.B44]^2)" office:value-type="float" office:value="1.78277886497065">
            <text:p>1.782778865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SQRT(1-1/([.A45]/1000/[.$A$2]+1)^2)" office:value-type="float" office:value="0.831962607028868">
            <text:p>0.831962607</text:p>
          </table:table-cell>
          <table:table-cell table:formula="of:=1/SQRT(1-[.B45]^2)" office:value-type="float" office:value="1.80234833659491">
            <text:p>1.8023483366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SQRT(1-1/([.A46]/1000/[.$A$2]+1)^2)" office:value-type="float" office:value="0.835906292312018">
            <text:p>0.8359062923</text:p>
          </table:table-cell>
          <table:table-cell table:formula="of:=1/SQRT(1-[.B46]^2)" office:value-type="float" office:value="1.82191780821918">
            <text:p>1.821917808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SQRT(1-1/([.A47]/1000/[.$A$2]+1)^2)" office:value-type="float" office:value="0.839707268679055">
            <text:p>0.8397072687</text:p>
          </table:table-cell>
          <table:table-cell table:formula="of:=1/SQRT(1-[.B47]^2)" office:value-type="float" office:value="1.84148727984344">
            <text:p>1.8414872798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table:formula="of:=SQRT(1-1/([.A48]/1000/[.$A$2]+1)^2)" office:value-type="float" office:value="0.843372639481161">
            <text:p>0.8433726395</text:p>
          </table:table-cell>
          <table:table-cell table:formula="of:=1/SQRT(1-[.B48]^2)" office:value-type="float" office:value="1.86105675146771">
            <text:p>1.861056751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table:formula="of:=SQRT(1-1/([.A49]/1000/[.$A$2]+1)^2)" office:value-type="float" office:value="0.846909050962572">
            <text:p>0.846909051</text:p>
          </table:table-cell>
          <table:table-cell table:formula="of:=1/SQRT(1-[.B49]^2)" office:value-type="float" office:value="1.88062622309198">
            <text:p>1.8806262231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table:formula="of:=SQRT(1-1/([.A50]/1000/[.$A$2]+1)^2)" office:value-type="float" office:value="0.850322728796113">
            <text:p>0.8503227288</text:p>
          </table:table-cell>
          <table:table-cell table:formula="of:=1/SQRT(1-[.B50]^2)" office:value-type="float" office:value="1.90019569471624">
            <text:p>1.9001956947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table:formula="of:=SQRT(1-1/([.A51]/1000/[.$A$2]+1)^2)" office:value-type="float" office:value="0.853619511097436">
            <text:p>0.8536195111</text:p>
          </table:table-cell>
          <table:table-cell table:formula="of:=1/SQRT(1-[.B51]^2)" office:value-type="float" office:value="1.91976516634051">
            <text:p>1.9197651663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table:formula="of:=SQRT(1-1/([.A52]/1000/[.$A$2]+1)^2)" office:value-type="float" office:value="0.856804878317458">
            <text:p>0.8568048783</text:p>
          </table:table-cell>
          <table:table-cell table:formula="of:=1/SQRT(1-[.B52]^2)" office:value-type="float" office:value="1.93933463796477">
            <text:p>1.939334638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table:formula="of:=SQRT(1-1/([.A53]/1000/[.$A$2]+1)^2)" office:value-type="float" office:value="0.859883980360246">
            <text:p>0.8598839804</text:p>
          </table:table-cell>
          <table:table-cell table:formula="of:=1/SQRT(1-[.B53]^2)" office:value-type="float" office:value="1.95890410958904">
            <text:p>1.9589041096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table:formula="of:=SQRT(1-1/([.A54]/1000/[.$A$2]+1)^2)" office:value-type="float" office:value="0.862861661229056">
            <text:p>0.8628616612</text:p>
          </table:table-cell>
          <table:table-cell table:formula="of:=1/SQRT(1-[.B54]^2)" office:value-type="float" office:value="1.97847358121331">
            <text:p>1.978473581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09/18/2012</text:date>, <text:time>00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rold </meta:initial-creator>
    <meta:creation-date>2012-09-17T16:59:44</meta:creation-date>
    <dc:date>2012-09-18T00:40:21</dc:date>
    <dc:creator>Harold </dc:creator>
    <meta:editing-duration>PT07H25M27S</meta:editing-duration>
    <meta:editing-cycles>2</meta:editing-cycles>
    <meta:generator>OpenOffice.org/3.2$Unix OpenOffice.org_project/320m19$Build-9505</meta:generator>
    <meta:document-statistic meta:table-count="3" meta:cell-count="1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15cm" svg:height="12.995cm" xlink:href=".." chart:class="chart:scatter" chart:style-name="ch1">
        <chart:title svg:x="5.105cm" svg:y="0.26cm" chart:style-name="ch2">
          <text:p>Relativistic Parameters for Electrons</text:p>
        </chart:title>
        <chart:legend chart:legend-position="end" svg:x="15.933cm" svg:y="6.215cm" chart:style-name="ch3"/>
        <chart:plot-area chart:style-name="ch4" table:cell-range-address="Sheet1.A4:Sheet1.B54" chart:data-source-has-labels="row" svg:x="0.375cm" svg:y="1.002cm" svg:width="14.774cm" svg:height="11.468cm">
          <chart:axis chart:dimension="x" chart:name="primary-x" chart:style-name="ch5">
            <chart:title svg:x="7.134cm" svg:y="12.158cm" chart:style-name="ch6">
              <text:p>Energy [keV]</text:p>
            </chart:title>
          </chart:axis>
          <chart:axis chart:dimension="y" chart:name="primary-y" chart:style-name="ch5">
            <chart:title svg:x="0.226cm" svg:y="7.522cm" chart:style-name="ch7">
              <text:p>Dimensionless</text:p>
            </chart:title>
            <chart:grid chart:style-name="ch8" chart:class="major"/>
          </chart:axis>
          <chart:series chart:style-name="ch9" chart:values-cell-range-address="Sheet1.B5:Sheet1.B54" chart:label-cell-address="Sheet1.B4:Sheet1.B4" chart:class="chart:scatter">
            <chart:domain table:cell-range-address="Sheet1.A5:Sheet1.A54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4:Sheet1.B4">Be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A5:Sheet1.A54">10</text:p>
              </table:table-cell>
              <table:table-cell office:value-type="float" office:value="0.194985414191175">
                <text:p text:id="Sheet1.B5:Sheet1.B54">0.1949854141911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71865648702351">
                <text:p>0.271865648702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28375866783031">
                <text:p>0.328375866783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374059470867172">
                <text:p>0.374059470867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412685807586104">
                <text:p>0.412685807586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446224228488717">
                <text:p>0.446224228488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475865485738109">
                <text:p>0.475865485738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502398472010711">
                <text:p>0.502398472010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526379753469447">
                <text:p>0.526379753469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548220432878698">
                <text:p>0.548220432878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568234968050738">
                <text:p>0.568234968050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586670587710928">
                <text:p>0.586670587710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603726009232965">
                <text:p>0.6037260092329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619563883479051">
                <text:p>0.619563883479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634319373471608">
                <text:p>0.634319373471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648106249772966">
                <text:p>0.648106249772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661021334329956">
                <text:p>0.6610213343299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673147812792393">
                <text:p>0.673147812792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684557751383336">
                <text:p>0.684557751383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695314041873883">
                <text:p>0.6953140418738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705471927168347">
                <text:p>0.705471927168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715080213886441">
                <text:p>0.7150802138864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724182247646712">
                <text:p>0.7241822476467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732816705890394">
                <text:p>0.732816705890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741018248613492">
                <text:p>0.741018248613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748818057157937">
                <text:p>0.7488180571579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756244283881673">
                <text:p>0.7562442838816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763322430189303">
                <text:p>0.7633224301893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770075666464968">
                <text:p>0.7700756664649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776525104504749">
                <text:p>0.776525104504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782690030820382">
                <text:p>0.782690030820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78858810748582">
                <text:p>0.788588107485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794235545886548">
                <text:p>0.794235545886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799647257710353">
                <text:p>0.799647257710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804836986716396">
                <text:p>0.8048369867163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80981742418474">
                <text:p>0.80981742418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81460031044246">
                <text:p>0.814600310442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819196524455991">
                <text:p>0.819196524455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823616163150965">
                <text:p>0.8236161631509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827868611853559">
                <text:p>0.827868611853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831962607028868">
                <text:p>0.831962607028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835906292312018">
                <text:p>0.835906292312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839707268679055">
                <text:p>0.8397072686790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843372639481161">
                <text:p>0.843372639481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846909050962572">
                <text:p>0.8469090509625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850322728796113">
                <text:p>0.8503227287961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853619511097436">
                <text:p>0.8536195110974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856804878317458">
                <text:p>0.8568048783174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859883980360246">
                <text:p>0.8598839803602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862861661229056">
                <text:p>0.862861661229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15cm" svg:height="12.995cm" xlink:href=".." chart:class="chart:scatter" chart:style-name="ch1">
        <chart:title svg:x="5.105cm" svg:y="0.26cm" chart:style-name="ch2">
          <text:p>Relativistic Parameters for Electrons</text:p>
        </chart:title>
        <chart:legend chart:legend-position="end" svg:x="15.562cm" svg:y="6.215cm" chart:style-name="ch3"/>
        <chart:plot-area chart:style-name="ch4" table:cell-range-address="Sheet1.A5:Sheet1.A54 Sheet1.C4:Sheet1.C54" chart:data-source-has-labels="row" svg:x="0.375cm" svg:y="1.002cm" svg:width="14.774cm" svg:height="11.468cm">
          <chart:axis chart:dimension="x" chart:name="primary-x" chart:style-name="ch5">
            <chart:title svg:x="7.134cm" svg:y="12.158cm" chart:style-name="ch6">
              <text:p>Energy [keV]</text:p>
            </chart:title>
          </chart:axis>
          <chart:axis chart:dimension="y" chart:name="primary-y" chart:style-name="ch7">
            <chart:title svg:x="0.226cm" svg:y="7.522cm" chart:style-name="ch8">
              <text:p>Dimensionless</text:p>
            </chart:title>
            <chart:grid chart:style-name="ch9" chart:class="major"/>
          </chart:axis>
          <chart:series chart:style-name="ch10" chart:values-cell-range-address="Sheet1.C5:Sheet1.C54" chart:label-cell-address="Sheet1.C4:Sheet1.C4" chart:class="chart:scatter">
            <chart:domain table:cell-range-address="Sheet1.A5:Sheet1.A54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4:Sheet1.C4">gamm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A5:Sheet1.A54">10</text:p>
              </table:table-cell>
              <table:table-cell office:value-type="float" office:value="1.01956947162427">
                <text:p text:id="Sheet1.C5:Sheet1.C54">1.019569471624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03913894324853">
                <text:p>1.03913894324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0587084148728">
                <text:p>1.0587084148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07827788649706">
                <text:p>1.07827788649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09784735812133">
                <text:p>1.09784735812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1174168297456">
                <text:p>1.117416829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.13698630136986">
                <text:p>1.13698630136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.15655577299413">
                <text:p>1.15655577299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1761252446184">
                <text:p>1.17612524461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.19569471624266">
                <text:p>1.195694716242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.21526418786693">
                <text:p>1.21526418786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.23483365949119">
                <text:p>1.23483365949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.25440313111546">
                <text:p>1.25440313111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.27397260273973">
                <text:p>1.27397260273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.29354207436399">
                <text:p>1.29354207436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.31311154598826">
                <text:p>1.313111545988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.33268101761252">
                <text:p>1.33268101761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35225048923679">
                <text:p>1.35225048923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37181996086106">
                <text:p>1.37181996086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.39138943248532">
                <text:p>1.39138943248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.41095890410959">
                <text:p>1.41095890410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.43052837573386">
                <text:p>1.430528375733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.45009784735812">
                <text:p>1.45009784735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.46966731898239">
                <text:p>1.469667318982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.48923679060665">
                <text:p>1.48923679060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.50880626223092">
                <text:p>1.508806262230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.52837573385519">
                <text:p>1.528375733855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.54794520547945">
                <text:p>1.54794520547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.56751467710372">
                <text:p>1.56751467710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.58708414872798">
                <text:p>1.587084148727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.60665362035225">
                <text:p>1.60665362035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.62622309197652">
                <text:p>1.626223091976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.64579256360078">
                <text:p>1.645792563600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.66536203522505">
                <text:p>1.665362035225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.68493150684932">
                <text:p>1.684931506849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.70450097847358">
                <text:p>1.704500978473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.72407045009785">
                <text:p>1.724070450097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.74363992172211">
                <text:p>1.743639921722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.76320939334638">
                <text:p>1.763209393346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.78277886497065">
                <text:p>1.782778864970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.80234833659491">
                <text:p>1.80234833659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.82191780821918">
                <text:p>1.82191780821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.84148727984344">
                <text:p>1.84148727984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.86105675146771">
                <text:p>1.86105675146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.88062622309198">
                <text:p>1.880626223091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.90019569471624">
                <text:p>1.900195694716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.91976516634051">
                <text:p>1.919765166340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.93933463796477">
                <text:p>1.939334637964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.95890410958904">
                <text:p>1.958904109589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.97847358121331">
                <text:p>1.978473581213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